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64cm" style:rel-column-width="2612*"/>
    </style:style>
    <style:style style:name="Tableau1.B" style:family="table-column">
      <style:table-column-properties style:column-width="1.739cm" style:rel-column-width="7096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9cm" style:rel-column-width="32723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487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8" style:family="paragraph" style:parent-style-name="Standard">
      <style:paragraph-properties fo:line-height="0.459cm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0.459cm" fo:text-align="justify" style:justify-single-word="false" style:snap-to-layout-grid="false"/>
      <style:text-properties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0.459cm" style:snap-to-layout-grid="false"/>
      <style:text-properties fo:text-transform="capitalize"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6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e_20_de_20_saisie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Prénom_20_NOM">
      <style:paragraph-properties fo:margin-left="7.999cm" fo:margin-right="0cm" fo:text-align="justify" style:justify-single-word="false" fo:text-indent="0cm" style:auto-text-indent="false"/>
      <style:text-properties style:font-name="Arial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text-transform="capitalize"/>
    </style:style>
    <style:style style:name="T5" style:family="text">
      <style:text-properties fo:text-transform="capitalize" fo:language="zxx" fo:country="none" style:language-asian="zxx" style:country-asian="none"/>
    </style:style>
    <style:style style:name="T6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 number:title="Défini par l'utilisateur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referent_mail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umero_poste"/>
        <text:user-field-decl office:value-type="string" office:string-value="" text:name="comiteapre_datecomite"/>
      </text:user-field-decls>
      <text:section text:style-name="Sect1" text:name="emploi">
        <text:p text:style-name="P23"/>
        <text:p text:style-name="P16"/>
        <text:p text:style-name="P15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14"><text:span text:style-name="T3"><text:user-field-get text:name="referent_qual"/></text:span><text:span text:style-name="T3"> <text:s text:c="2"/></text:span><text:span text:style-name="T3"><text:user-field-get text:name="referent_nom"/></text:span><text:span text:style-name="T3"> <text:s/></text:span><text:span text:style-name="T3"><text:user-field-get text:name="referent_prenom"/></text:span></text:p>
              <text:p text:style-name="P7"><text:user-field-get text:name="structurereferente_num_voie"/> <text:span text:style-name="T6"><text:user-field-get text:name="structurereferente_type_voie"/></text:span> <text:user-field-get text:name="structurereferente_nom_voie"/></text:p>
              <text:p text:style-name="P7"><text:user-field-get text:name="structurereferente_code_postal"/> <text:user-field-get text:name="structurereferente_ville"/></text:p>
              <text:p text:style-name="P8"/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2">DPAS/SIS/BIP/BIJAS/APRE/BV/FF/ES/NH/LD/LZ/</text:span><text:span text:style-name="T2"><text:date style:data-style-name="N106" text:date-value="2012-07-25T10:31:18.10">2012</text:date></text:span></text:p>
              <text:p text:style-name="P10"><text:span text:style-name="T2">N° CAF </text:span><text:span text:style-name="T2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1"/><text:span text:style-name="T4"><text:user-field-get text:name="user_nom">user_nom</text:user-field-get></text:span><text:bookmark-end text:name="Texte71"/><text:span text:style-name="T4"> </text:span><text:span text:style-name="T4"><text:user-field-get text:name="user_prenom">user_prenom</text:user-field-get></text:span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5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2"/>
        <text:p text:style-name="P11"/>
        <text:p text:style-name="P13"><text:span text:style-name="T5"><text:user-field-get text:name="referent_qual"/></text:span><text:span text:style-name="T5">,</text:span></text:p>
        <text:p text:style-name="P6"/>
        <text:p text:style-name="P19">Je vous prie de trouver ci-joint, une copie du courrier adressé à <text:span text:style-name="T6"><text:user-field-get text:name="personne_qual"/></text:span> <text:s/><text:span text:style-name="T4"><text:user-field-get text:name="personne_nom"/></text:span>, concernant sa demande d’Aide Personnalisée au Retour à l’Emploi (APRE).</text:p>
        <text:p text:style-name="P19"/>
        <text:p text:style-name="P19">Je vous remercie de votre collaboration et reste à votre disposition pour tout échange à ce sujet.</text:p>
        <text:p text:style-name="P19"/>
        <text:p text:style-name="P20">Je vous prie d'agréer, <text:span text:style-name="T4"><text:user-field-get text:name="referent_qual"/></text:span><text:span text:style-name="T4">,</text:span> l'expression de mes salutations distinguées.</text:p>
        <text:p text:style-name="P19"/>
        <text:p text:style-name="P17"/>
        <text:p text:style-name="P17"/>
        <text:p text:style-name="P22">Pour le Président du Conseil général</text:p>
        <text:p text:style-name="P22">et par délégation</text:p>
        <text:p text:style-name="P18"/>
        <text:p text:style-name="P21"/>
        <text:p text:style-name="P2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a xlink:type="simple" xlink:href="http://www.pole-emploi.fr/"><text:span text:style-name="Internet_20_link"><text:span text:style-name="MT1"/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31:18.06</dc:date>
    <dc:creator>Julien Mille</dc:creator>
    <meta:editing-duration>PT01H00M29S</meta:editing-duration>
    <meta:editing-cycles>28</meta:editing-cycles>
    <meta:generator>OpenOffice.org/3.2$Win32 OpenOffice.org_project/320m12$Build-9483</meta:generator>
    <meta:printed-by>Julien Mille</meta:printed-by>
    <meta:print-date>2012-03-06T09:56:59.63</meta:print-date>
    <meta:document-statistic meta:table-count="1" meta:image-count="0" meta:object-count="0" meta:page-count="1" meta:paragraph-count="17" meta:word-count="76" meta:character-count="520"/>
  </office:meta>
</office:document-meta>
</file>